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Nimbus Sans L" svg:font-family="'Nimbus Sans L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 fo:line-height="100%"/>
      <style:text-properties style:font-name="Courier New" fo:font-size="10pt" style:font-size-asian="10pt" style:font-name-complex="Courier New1" style:font-size-complex="10pt"/>
    </style:style>
    <style:style style:name="P3" style:family="paragraph" style:parent-style-name="Standard" style:master-page-name="Standard">
      <style:paragraph-properties fo:margin-top="0in" fo:margin-bottom="0in" fo:line-height="100%"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color="#7f0055" style:font-name="Courier New" fo:font-size="10pt" fo:font-weight="bold" style:font-size-asian="10pt" style:font-weight-asian="bold" style:font-name-complex="Courier New1" style:font-size-complex="10pt" style:font-weight-complex="bold"/>
    </style:style>
    <style:style style:name="T3" style:family="text">
      <style:text-properties style:font-name="Courier New" fo:font-size="10pt" style:font-size-asian="10pt" style:font-name-complex="Courier New1" style:font-size-complex="10pt"/>
    </style:style>
    <style:style style:name="T4" style:family="text">
      <style:text-properties fo:color="#000000" style:font-name="Courier New" fo:font-size="10pt" style:font-size-asian="10pt" style:font-name-complex="Courier New1" style:font-size-complex="10pt"/>
    </style:style>
    <style:style style:name="T5" style:family="text">
      <style:text-properties fo:color="#000000" style:font-name="Courier New" fo:font-size="10pt" fo:font-style="italic" style:font-size-asian="10pt" style:font-style-asian="italic" style:font-name-complex="Courier New1" style:font-size-complex="10pt" style:font-style-complex="italic"/>
    </style:style>
    <style:style style:name="T6" style:family="text">
      <style:text-properties fo:color="#000000" style:font-name="Courier New" fo:font-size="10pt" fo:font-style="italic" style:text-underline-style="solid" style:text-underline-width="auto" style:text-underline-color="font-color" style:font-size-asian="10pt" style:font-style-asian="italic" style:font-name-complex="Courier New1" style:font-size-complex="10pt" style:font-style-complex="italic"/>
    </style:style>
    <style:style style:name="T7" style:family="text">
      <style:text-properties fo:color="#000000" style:font-name="Courier New" fo:font-size="10pt" fo:background-color="#c0c0c0" style:font-size-asian="10pt" style:font-name-complex="Courier New1" style:font-size-complex="10pt"/>
    </style:style>
    <style:style style:name="T8" style:family="text">
      <style:text-properties fo:color="#000000" style:font-name="Courier New" fo:font-size="10pt" style:text-underline-style="solid" style:text-underline-width="auto" style:text-underline-color="font-color" style:font-size-asian="10pt" style:font-name-complex="Courier New1" style:font-size-complex="10pt"/>
    </style:style>
    <style:style style:name="T9" style:family="text">
      <style:text-properties fo:color="#000000" style:font-name="Courier New" fo:font-size="10pt" style:text-underline-style="solid" style:text-underline-width="auto" style:text-underline-color="font-color" fo:background-color="#c0c0c0" style:font-size-asian="10pt" style:font-name-complex="Courier New1" style:font-size-complex="10pt"/>
    </style:style>
    <style:style style:name="T10" style:family="text">
      <style:text-properties fo:color="#0000c0" style:font-name="Courier New" fo:font-size="10pt" fo:font-style="italic" style:font-size-asian="10pt" style:font-style-asian="italic" style:font-name-complex="Courier New1" style:font-size-complex="10pt" style:font-style-complex="italic"/>
    </style:style>
    <style:style style:name="T11" style:family="text">
      <style:text-properties fo:color="#0000c0" style:font-name="Courier New" fo:font-size="10pt" style:font-size-asian="10pt" style:font-name-complex="Courier New1" style:font-size-complex="10pt"/>
    </style:style>
    <style:style style:name="T12" style:family="text">
      <style:text-properties fo:color="#3f7f5f" style:font-name="Courier New" fo:font-size="10pt" style:font-size-asian="10pt" style:font-name-complex="Courier New1" style:font-size-complex="10pt"/>
    </style:style>
    <style:style style:name="T13" style:family="text">
      <style:text-properties fo:color="#2a00ff" style:font-name="Courier New" fo:font-size="10pt" style:font-size-asian="10pt" style:font-name-complex="Courier New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onique Alexander<text:line-break/><text:tab/><text:tab/><text:tab/><text:tab/><text:tab/>Home Work #5</text:p>
      <text:p text:style-name="P1"/>
      <text:p text:style-name="P1">Part 1: Processes and Job Control</text:p>
      <text:p text:style-name="P1">Execute:</text:p>
      <text:p text:style-name="P1">date&amp; who; whoami; uname; echo Hello, World!&amp;</text:p>
      <text:p text:style-name="P1">Show the output of your command.</text:p>
      <text:p text:style-name="P1"/>
      <text:p text:style-name="P1">This is done on my Linux (like UNIX) machine name souji (my Japanese name).</text:p>
      <text:p text:style-name="P1"/>
      <text:p text:style-name="P1">souji@souji-laptop:~$ date&amp; who</text:p>
      <text:p text:style-name="P1">[1] 4148</text:p>
      <text:p text:style-name="P1">Mon Apr 11 14:02:42 EDT 2011</text:p>
      <text:p text:style-name="P1">souji <text:s text:c="3"/>tty7 <text:s text:c="8"/>2011-04-11 14:00 (:0)</text:p>
      <text:p text:style-name="P1">souji <text:s text:c="3"/>pts/0 <text:s text:c="7"/>2011-04-11 14:02 (:0.0)</text:p>
      <text:p text:style-name="P1">[1]+ <text:s/>Done <text:s text:c="19"/>date</text:p>
      <text:p text:style-name="P1"/>
      <text:p text:style-name="P1">souji@souji-laptop:~$ whoami</text:p>
      <text:p text:style-name="P1">souji</text:p>
      <text:p text:style-name="P1"/>
      <text:p text:style-name="P1">souji@souji-laptop:~$ uname</text:p>
      <text:p text:style-name="P1">Linux</text:p>
      <text:p text:style-name="P1"/>
      <text:p text:style-name="P1">souji@souji-laptop:~$ ECHO hello, world!&amp;</text:p>
      <text:p text:style-name="P1">bash: !: event not found</text:p>
      <text:p text:style-name="P1"/>
      <text:p text:style-name="P1">//without the &amp;</text:p>
      <text:p text:style-name="P1">souji@souji-laptop:~$ echo Hello, world!</text:p>
      <text:p text:style-name="P1">Hello, world!</text:p>
      <text:p text:style-name="P1"/>
      <text:p text:style-name="P1">Part 2: Give an outline of the scheduling algorithms currently used in Windows XP, UNIX (Linux) and</text:p>
      <text:p text:style-name="P1">Mac-OS.</text:p>
      <text:p text:style-name="P1"/>
      <text:p text:style-name="P1">Over view of the type of scheduling algorithms:</text:p>
      <text:p text:style-name="P1">FCFS, SJF, Priority based scheduling, Round-robin scheduling, and multilevel queue scheduling, Multilevel Feedback-Queue Scheduling. </text:p>
      <text:p text:style-name="P1"/>
      <text:p text:style-name="P1"><text:span text:style-name="T1">UNIX</text:span>:</text:p>
      <text:p text:style-name="P1">UNIX uses “multi-level feedback queue implementation”. Therefore, processes with higher priority have first access to CPU time. Priority of a process is based on the type of process, where the swapper has highest priority and user processes have lowest priority. </text:p>
      <text:p text:style-name="P1"/>
      <text:p text:style-name="P1">In addition, UNIX can use round robin; a process can be assigned one of three priority real-time (the highest priority and may pre-empt processes at any other level), kernel, and time shared. </text:p>
      <text:p text:style-name="P1"/>
      <text:p text:style-name="P1"><text:span text:style-name="T1">Mac OS</text:span>:</text:p>
      <text:p text:style-name="P1"><text:soft-page-break/>The Mac OS X uses a “multi-level feedback queue” as well UNIX. However, they have four priority bands for threads: normal, system high priority, kernel mode only, and real-time. Threads are scheduled preemptively.</text:p>
      <text:p text:style-name="P1"/>
      <text:p text:style-name="P1"><text:span text:style-name="T1">Windows XP</text:span>: “<text:a xlink:type="simple" xlink:href="http://www2.cs.uregina.ca/~hamilton/courses/330/notes/scheduling/scheduling.html"><text:span text:style-name="Internet_20_link">http://www2.cs.uregina.ca/~hamilton/courses/330/notes/scheduling/scheduling.html</text:span></text:a>”</text:p>
      <text:p text:style-name="P1"/>
      <text:p text:style-name="P1">Windows XP uses a “quantum-based, preemptive priority scheduling algorithm”. Threads are scheduled rather than processes. So, each class of thread is normally restricted to a small band of 5 priority levels. </text:p>
      <text:p text:style-name="P1"/>
      <text:p text:style-name="P1">Preemption can occur for any of 4 reasons: higher-priority thread becomes ready, thread terminates, time quantum exhausted, thread performs a blocking system call, such as for I/O.</text:p>
      <text:p text:style-name="P1"/>
      <text:p text:style-name="P1"><text:s/>There are 32 priority levels ( 31 is the highest priority and priority 0 is the lowest priority). Threads in the real-time class have fixed priorities. The running thread is always one with the highest priority level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art 3 Java Threads:</text:p>
      <text:p text:style-name="P1">In Java, write a program that creates three concurrent threads.</text:p>
      <text:p text:style-name="P1">Each thread will keep printing a statement and sleep for a random time. </text:p>
      <text:p text:style-name="P1"/>
      <text:p text:style-name="P1"><text:span text:style-name="T2">public</text:span><text:span text:style-name="T4"> </text:span><text:span text:style-name="T2">interface</text:span><text:span text:style-name="T4"> Runnable {</text:span></text:p>
      <text:p text:style-name="P1"><text:span text:style-name="T4"><text:tab/></text:span><text:span text:style-name="T2">void</text:span><text:span text:style-name="T4"> run();</text:span></text:p>
      <text:p text:style-name="P1"><text:span text:style-name="T4">}</text:span></text:p>
      <text:p text:style-name="P1"><text:span text:style-name="T4">/---------------------------------------------------------------------------/</text:span></text:p>
      <text:p text:style-name="P1"><text:span text:style-name="T2">import</text:span><text:span text:style-name="T4"> java.lang.Runnable;</text:span></text:p>
      <text:p text:style-name="P1"><text:span text:style-name="T2">public</text:span><text:span text:style-name="T4"> </text:span><text:span text:style-name="T2">class</text:span><text:span text:style-name="T4"> RunnableThread <text:s/></text:span><text:span text:style-name="T2">implements</text:span><text:span text:style-name="T4"> Runnable{</text:span></text:p>
      <text:p text:style-name="P1"><text:span text:style-name="T4"><text:tab/></text:span></text:p>
      <text:p text:style-name="P1"><text:span text:style-name="T4"><text:tab/></text:span><text:span text:style-name="T2">public</text:span><text:span text:style-name="T4"> </text:span><text:span text:style-name="T2">static</text:span><text:span text:style-name="T4"> </text:span><text:span text:style-name="T2">long</text:span><text:span text:style-name="T4"> </text:span><text:span text:style-name="T10">startTime</text:span><text:span text:style-name="T4">=0;</text:span></text:p>
      <text:p text:style-name="P1"><text:span text:style-name="T4"><text:tab/>Thread </text:span><text:span text:style-name="T11">runner</text:span><text:span text:style-name="T4">;</text:span></text:p>
      <text:p text:style-name="P1"><text:span text:style-name="T4"><text:tab/></text:span><text:span text:style-name="T2">public</text:span><text:span text:style-name="T4"> RunnableThread () {</text:span></text:p>
      <text:p text:style-name="P1"><text:span text:style-name="T4"><text:tab/>}</text:span></text:p>
      <text:p text:style-name="P1"><text:span text:style-name="T4"><text:tab/></text:span><text:span text:style-name="T2">public</text:span><text:span text:style-name="T4"> RunnableThread (String threadName) {</text:span></text:p>
      <text:p text:style-name="P1"><text:span text:style-name="T4"><text:tab/><text:tab/></text:span><text:span text:style-name="T11">runner</text:span><text:span text:style-name="T4"> = </text:span><text:span text:style-name="T2">new</text:span><text:span text:style-name="T4"> Thread(</text:span><text:span text:style-name="T2">this</text:span><text:span text:style-name="T4">, threadName); </text:span><text:span text:style-name="T12">// (1) Create a new thread.</text:span></text:p>
      <text:p text:style-name="P1"><text:span text:style-name="T4"><text:tab/><text:tab/>System.</text:span><text:span text:style-name="T10">out</text:span><text:span text:style-name="T4">.println(</text:span><text:span text:style-name="T11">runner</text:span><text:span text:style-name="T4">.getName());</text:span></text:p>
      <text:p text:style-name="P1"><text:span text:style-name="T4"><text:tab/><text:tab/></text:span><text:span text:style-name="T10">startTime</text:span><text:span text:style-name="T4">=System.</text:span><text:span text:style-name="T5">currentTimeMillis</text:span><text:span text:style-name="T4">(); </text:span><text:span text:style-name="T12">// get the start time of the thread</text:span></text:p>
      <text:p text:style-name="P1"><text:span text:style-name="T4"><text:tab/><text:tab/></text:span><text:span text:style-name="T11">runner</text:span><text:span text:style-name="T4">.start(); <text:tab/><text:tab/><text:tab/><text:tab/><text:tab/><text:tab/></text:span><text:span text:style-name="T12">// (2) Start the thread.</text:span></text:p>
      <text:p text:style-name="P1"><text:span text:style-name="T4"><text:tab/>}</text:span></text:p>
      <text:p text:style-name="P1"><text:span text:style-name="T4"><text:tab/></text:span><text:span text:style-name="T2">public</text:span><text:span text:style-name="T4"> </text:span><text:span text:style-name="T2">void</text:span><text:span text:style-name="T4"> run() {</text:span></text:p>
      <text:p text:style-name="P1"><text:soft-page-break/><text:span text:style-name="T4"><text:tab/><text:tab/></text:span><text:span text:style-name="T12">//Display info about this particular thread</text:span></text:p>
      <text:p text:style-name="P1"><text:span text:style-name="T4"><text:tab/><text:tab/></text:span></text:p>
      <text:p text:style-name="P1"><text:span text:style-name="T4"><text:tab/><text:tab/></text:span><text:span text:style-name="T12">//while(true){</text:span></text:p>
      <text:p text:style-name="P1"><text:span text:style-name="T4"><text:tab/></text:span></text:p>
      <text:p text:style-name="P1"><text:span text:style-name="T4"><text:tab/><text:tab/><text:tab/>System.</text:span><text:span text:style-name="T10">out</text:span><text:span text:style-name="T4">.println(Thread.</text:span><text:span text:style-name="T5">currentThread</text:span><text:span text:style-name="T4">().getName() + </text:span><text:span text:style-name="T13">" the time of thread "</text:span><text:span text:style-name="T4">+ </text:span><text:span text:style-name="T5">age</text:span><text:span text:style-name="T4">()+</text:span><text:span text:style-name="T13">"ms"</text:span><text:span text:style-name="T4">);</text:span></text:p>
      <text:p text:style-name="P1"><text:span text:style-name="T4"><text:tab/><text:tab/><text:tab/></text:span><text:span text:style-name="T12">//System.out.println(Thread.currentThread());</text:span></text:p>
      <text:p text:style-name="P1"><text:span text:style-name="T4"><text:tab/><text:tab/><text:tab/></text:span><text:span text:style-name="T12">//System.out.println(age());</text:span></text:p>
      <text:p text:style-name="P1"><text:span text:style-name="T4"><text:tab/><text:tab/></text:span><text:span text:style-name="T12">//}</text:span></text:p>
      <text:p text:style-name="P1"><text:span text:style-name="T4"><text:tab/>}</text:span></text:p>
      <text:p text:style-name="P1"><text:span text:style-name="T4"><text:tab/></text:span><text:span text:style-name="T2">protected</text:span><text:span text:style-name="T4"> </text:span><text:span text:style-name="T2">static</text:span><text:span text:style-name="T4"> </text:span><text:span text:style-name="T2">final</text:span><text:span text:style-name="T4"> </text:span><text:span text:style-name="T2">long</text:span><text:span text:style-name="T4"> age() {</text:span></text:p>
      <text:p text:style-name="P1"><text:span text:style-name="T4"><text:tab/><text:tab/></text:span><text:span text:style-name="T2">return</text:span><text:span text:style-name="T4"> (System.</text:span><text:span text:style-name="T5">currentTimeMillis</text:span><text:span text:style-name="T4">() - </text:span><text:span text:style-name="T10">startTime</text:span><text:span text:style-name="T4">);</text:span></text:p>
      <text:p text:style-name="P1"><text:span text:style-name="T4"><text:tab/>}</text:span></text:p>
      <text:p text:style-name="P1"><text:span text:style-name="T4">}</text:span></text:p>
      <text:p text:style-name="P1"><text:span text:style-name="T4">/---------------------------------------------------------------------------/</text:span></text:p>
      <text:p text:style-name="P1"><text:span text:style-name="T2">import</text:span><text:span text:style-name="T4"> java.util.Random;</text:span></text:p>
      <text:p text:style-name="P1"><text:span text:style-name="T2">public</text:span><text:span text:style-name="T4"> </text:span><text:span text:style-name="T2">class</text:span><text:span text:style-name="T4"> ThreadsDemo {</text:span></text:p>
      <text:p text:style-name="P1"><text:span text:style-name="T4"><text:tab/></text:span><text:span text:style-name="T2">public</text:span><text:span text:style-name="T4"> </text:span><text:span text:style-name="T2">static</text:span><text:span text:style-name="T4"> </text:span><text:span text:style-name="T2">void</text:span><text:span text:style-name="T4"> main(String [] args){</text:span></text:p>
      <text:p text:style-name="P1"><text:span text:style-name="T4"><text:tab/><text:tab/></text:span><text:span text:style-name="T7">Thread</text:span><text:span text:style-name="T4"> thread1 = </text:span><text:span text:style-name="T2">new</text:span><text:span text:style-name="T4"> </text:span><text:span text:style-name="T7">Thread</text:span><text:span text:style-name="T4">(</text:span><text:span text:style-name="T2">new</text:span><text:span text:style-name="T4"> RunnableThread(), </text:span><text:span text:style-name="T13">"thread1"</text:span><text:span text:style-name="T4">);</text:span></text:p>
      <text:p text:style-name="P1"><text:span text:style-name="T4"><text:tab/><text:tab/></text:span><text:span text:style-name="T7">Thread</text:span><text:span text:style-name="T4"> thread2 = </text:span><text:span text:style-name="T2">new</text:span><text:span text:style-name="T4"> </text:span><text:span text:style-name="T7">Thread</text:span><text:span text:style-name="T4">(</text:span><text:span text:style-name="T2">new</text:span><text:span text:style-name="T4"> RunnableThread(), </text:span><text:span text:style-name="T13">"thread2"</text:span><text:span text:style-name="T4">);</text:span></text:p>
      <text:p text:style-name="P1"><text:span text:style-name="T4"><text:tab/><text:tab/></text:span><text:span text:style-name="T7">Thread</text:span><text:span text:style-name="T4"> thread3 = </text:span><text:span text:style-name="T2">new</text:span><text:span text:style-name="T4"> </text:span><text:span text:style-name="T7">Thread</text:span><text:span text:style-name="T4">(</text:span><text:span text:style-name="T2">new</text:span><text:span text:style-name="T4"> RunnableThread(), </text:span><text:span text:style-name="T13">"thread3"</text:span><text:span text:style-name="T4">);</text:span></text:p>
      <text:p text:style-name="P1"><text:span text:style-name="T4"><text:tab/><text:tab/></text:span></text:p>
      <text:p text:style-name="P1"><text:span text:style-name="T4"><text:tab/><text:tab/></text:span><text:span text:style-name="T12">//Start the threads</text:span></text:p>
      <text:p text:style-name="P1"><text:span text:style-name="T4"><text:tab/><text:tab/>thread1.start();</text:span></text:p>
      <text:p text:style-name="P1"><text:span text:style-name="T4"><text:tab/><text:tab/>thread2.start();</text:span></text:p>
      <text:p text:style-name="P1"><text:span text:style-name="T4"><text:tab/><text:tab/>thread3.start();</text:span></text:p>
      <text:p text:style-name="P1"><text:span text:style-name="T4"><text:tab/><text:tab/></text:span></text:p>
      <text:p text:style-name="P1"><text:span text:style-name="T4"><text:tab/><text:tab/></text:span><text:span text:style-name="T12">//</text:span></text:p>
      <text:p text:style-name="P1"><text:span text:style-name="T4"><text:tab/><text:tab/>Random rand = </text:span><text:span text:style-name="T2">new</text:span><text:span text:style-name="T4"> Random(16543);</text:span></text:p>
      <text:p text:style-name="P1"><text:span text:style-name="T4"><text:tab/><text:tab/></text:span><text:span text:style-name="T2">try</text:span><text:span text:style-name="T4"> {</text:span></text:p>
      <text:p text:style-name="P1"><text:span text:style-name="T4"><text:tab/><text:tab/><text:tab/></text:span><text:span text:style-name="T12">//delay for one second</text:span></text:p>
      <text:p text:style-name="P1"><text:span text:style-name="T4"><text:tab/><text:tab/><text:tab/></text:span><text:span text:style-name="T2">int</text:span><text:span text:style-name="T4"> waitTime = rand.nextInt(1500);</text:span></text:p>
      <text:p text:style-name="P1"><text:span text:style-name="T4"><text:tab/><text:tab/><text:tab/></text:span></text:p>
      <text:p text:style-name="P1"><text:span text:style-name="T4"><text:tab/><text:tab/><text:tab/></text:span><text:span text:style-name="T2">if</text:span><text:span text:style-name="T4">(</text:span><text:span text:style-name="T7">Thread</text:span><text:span text:style-name="T4">.</text:span><text:span text:style-name="T5">currentThread</text:span><text:span text:style-name="T4">().equals(</text:span><text:span text:style-name="T8">thread1.</text:span><text:span text:style-name="T6">currentThread</text:span><text:span text:style-name="T8">()</text:span><text:span text:style-name="T4">)){</text:span></text:p>
      <text:p text:style-name="P1"><text:span text:style-name="T4"><text:tab/><text:tab/><text:tab/><text:tab/></text:span><text:span text:style-name="T9">Thread</text:span><text:span text:style-name="T8">.</text:span><text:span text:style-name="T6">currentThread</text:span><text:span text:style-name="T8">().</text:span><text:span text:style-name="T6">sleep</text:span><text:span text:style-name="T8">(waitTime)</text:span><text:span text:style-name="T4">;</text:span></text:p>
      <text:p text:style-name="P1"><text:span text:style-name="T4"><text:tab/><text:tab/><text:tab/><text:tab/>System.</text:span><text:span text:style-name="T10">out</text:span><text:span text:style-name="T4">.println(</text:span><text:span text:style-name="T13">"hello"</text:span><text:span text:style-name="T4">+thread1.getState()+</text:span><text:span text:style-name="T13">", "</text:span><text:span text:style-name="T4">+thread1);</text:span></text:p>
      <text:p text:style-name="P1"><text:span text:style-name="T4"><text:tab/><text:tab/><text:tab/>}</text:span></text:p>
      <text:p text:style-name="P1"><text:span text:style-name="T4"><text:tab/><text:tab/><text:tab/></text:span><text:span text:style-name="T2">else</text:span><text:span text:style-name="T4"> </text:span><text:span text:style-name="T2">if</text:span><text:span text:style-name="T4"> (</text:span><text:span text:style-name="T7">Thread</text:span><text:span text:style-name="T4">.</text:span><text:span text:style-name="T5">currentThread</text:span><text:span text:style-name="T4">().equals(</text:span><text:span text:style-name="T8">thread2.</text:span><text:span text:style-name="T6">currentThread</text:span><text:span text:style-name="T8">()</text:span><text:span text:style-name="T4">)){</text:span></text:p>
      <text:p text:style-name="P1"><text:span text:style-name="T4"><text:tab/><text:tab/><text:tab/><text:tab/>System.</text:span><text:span text:style-name="T10">out</text:span><text:span text:style-name="T4">.println(thread1.getState()+</text:span><text:span text:style-name="T13">", "</text:span><text:span text:style-name="T4">+thread2);</text:span></text:p>
      <text:p text:style-name="P1"><text:span text:style-name="T4"><text:tab/><text:tab/><text:tab/>}</text:span></text:p>
      <text:p text:style-name="P1"><text:span text:style-name="T4"><text:tab/><text:tab/><text:tab/></text:span><text:span text:style-name="T2">else</text:span><text:span text:style-name="T4">{</text:span></text:p>
      <text:p text:style-name="P1"><text:span text:style-name="T4"><text:tab/><text:tab/><text:tab/><text:tab/>System.</text:span><text:span text:style-name="T10">out</text:span><text:span text:style-name="T4">.println(thread1.getState()+</text:span><text:span text:style-name="T13">", "</text:span><text:span text:style-name="T4">+thread3);</text:span></text:p>
      <text:p text:style-name="P1"><text:span text:style-name="T4"><text:tab/><text:tab/><text:tab/>}</text:span></text:p>
      <text:p text:style-name="P1"><text:span text:style-name="T4"><text:tab/><text:tab/><text:tab/></text:span></text:p>
      <text:p text:style-name="P1"><text:span text:style-name="T4"><text:tab/><text:tab/><text:tab/></text:span></text:p>
      <text:p text:style-name="P1"><text:span text:style-name="T4"><text:tab/><text:tab/><text:tab/></text:span></text:p>
      <text:p text:style-name="P1"><text:span text:style-name="T4"><text:tab/><text:tab/><text:tab/></text:span></text:p>
      <text:p text:style-name="P1"><text:span text:style-name="T4"><text:tab/><text:tab/>} </text:span><text:span text:style-name="T2">catch</text:span><text:span text:style-name="T4"> (InterruptedException e) {System.</text:span><text:span text:style-name="T10">out</text:span><text:span text:style-name="T4">.println(</text:span><text:span text:style-name="T13">"Interrupted!"</text:span><text:span text:style-name="T4">);}</text:span></text:p>
      <text:p text:style-name="P1"><text:span text:style-name="T4"><text:tab/>}</text:span></text:p>
      <text:p text:style-name="P2"/>
      <text:p text:style-name="P1"><text:span text:style-name="T4">}</text:span></text:p>
      <text:p text:style-name="P1"/>
      <text:p text:style-name="P1">Sample output:</text:p>
      <text:p text:style-name="P1"><text:soft-page-break/><text:span text:style-name="T4">thread2 the time of thread 1302544671531ms</text:span></text:p>
      <text:p text:style-name="P1"><text:span text:style-name="T4">thread3 the time of thread 1302544671532ms</text:span></text:p>
      <text:p text:style-name="P1"><text:span text:style-name="T4">thread1 the time of thread 1302544671532ms</text:span></text:p>
      <text:p text:style-name="P1"><text:span text:style-name="T4">TERMINATED, Thread[thread1,5,]</text:span></text:p>
      <text:p text:style-name="P1"><text:bookmark text:name="_GoBack"/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Nimbus Sans L" svg:font-family="'Nimbus Sans L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ouji</meta:initial-creator>
    <meta:editing-cycles>17</meta:editing-cycles>
    <meta:creation-date>2011-04-11T11:40:00</meta:creation-date>
    <dc:date>2011-04-11T14:11:17</dc:date>
    <meta:editing-duration>PT00H06M18S</meta:editing-duration>
    <meta:generator>OpenOffice.org/3.0$Unix OpenOffice.org_project/300m15$Build-9379</meta:generator>
    <meta:document-statistic meta:table-count="0" meta:image-count="0" meta:object-count="0" meta:page-count="4" meta:paragraph-count="109" meta:word-count="561" meta:character-count="4519"/>
    <meta:template xlink:type="simple" xlink:actuate="onRequest" xlink:title="Normal" xlink:href=""/>
  </office:meta>
</office:document-meta>
</file>